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paragraph-rsid="00062c5f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2c5f" style:font-weight-asian="normal" style:font-weight-complex="normal"/>
    </style:style>
    <style:style style:name="T4" style:family="text">
      <style:text-properties officeooo:rsid="00062c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DDA (pg.110)</text:p>
      <text:p text:style-name="P4"/>
      <text:p text:style-name="P4"/>
      <text:p text:style-name="P3"/>
      <text:p text:style-name="P2"><text:span text:style-name="T1">La novella:</text:span><text:span text:style-name="T2"> Nedda è una raccoglitrice di olive siciliana, è orfana e nel gruppo delle contadine era la più povera. Nello svolgere questi lavori stagionali si innamora di un giovane.</text:span></text:p>
      <text:p text:style-name="P1">Un amore tra poveri, ma vero e forte. Poi accade che lui si ammala di malaria, in un giorno di lavoro per la debolezza cade dall'albero e muore.</text:p>
      <text:p text:style-name="P1">Nedda soffriva sia per questo fatto ed anche perchè rimase incinta senza essersi sposata, perciò ebbe tutta la società contro, compreso il parroco.</text:p>
      <text:p text:style-name="P1"/>
      <text:p text:style-name="P2"><text:span text:style-name="T2">E' una commedia realistica, ma non c'è l'impersonalità. Perchè Verga si mette dalla parte di Nedda.</text:span></text:p>
      <text:p text:style-name="P1"/>
      <text:p text:style-name="P1">Il linguaggio è alto, quindi non inerente al soggetto.</text:p>
      <text:p text:style-name="P1"/>
      <text:p text:style-name="P6">INCIPIT DI NEDDA (Pg. 110)</text:p>
      <text:p text:style-name="P6"/>
      <text:p text:style-name="P6"><text:span text:style-name="T4">NON è una novella verista perchè: </text:span><text:s/></text:p>
      <text:p text:style-name="P1">- L'autore scrive in prima persona</text:p>
      <text:p text:style-name="P1">- l'ambiente borghe<text:span text:style-name="T4">se</text:span></text:p>
      <text:p text:style-name="P1">- linguaggio alto</text:p>
      <text:p text:style-name="P1">- <text:span text:style-name="T4">L'autore si schiera dalla parte della protagonista.</text:span></text:p>
      <text:p text:style-name="P1"/>
      <text:p text:style-name="P1"/>
      <text:p text:style-name="P1"><text:span text:style-name="T4">Il narratore</text:span> <text:span text:style-name="T4">si </text:span>trova davanti al caminetto, pensa tanto e si sta per addormentare.</text:p>
      <text:p text:style-name="P1">La fiamma del camino gli ricorda la fiamma dell'Et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9S</meta:editing-duration>
    <meta:editing-cycles>6</meta:editing-cycles>
    <meta:generator>LibreOffice/5.2.1.2$Windows_x86 LibreOffice_project/31dd62db80d4e60af04904455ec9c9219178d620</meta:generator>
    <dc:date>2017-10-18T18:44:38.005000000</dc:date>
    <meta:document-statistic meta:table-count="0" meta:image-count="0" meta:object-count="0" meta:page-count="1" meta:paragraph-count="14" meta:word-count="162" meta:character-count="960" meta:non-whitespace-character-count="810"/>
    <meta:user-defined meta:name="Info 1"/>
    <meta:user-defined meta:name="Info 2"/>
    <meta:user-defined meta:name="Info 3"/>
    <meta:user-defined meta:name="Info 4"/>
  </office:meta>
</office:document-meta>
</file>